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02_20-23-45_000.jpg</text:p>
          </table:table-cell>
          <table:table-cell table:style-name="ce34" office:value-type="string">
            <text:p>:m :i 1*1 / visual arts / topic=デザインの種,content=ロゼット。デザインに使おう。種類を知るための、学習用の絵,other=~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:m :i 1*1 / visual arts / topic=デザインの種,content=ロゼット。デザインに使おう。種類を知るための、学習用の絵,other=~">
            <text:p>:m :i 1*1 / visual arts / topic=デザインの種,content=ロゼット。デザインに使おう。種類を知るための、学習用の絵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02_21-20-18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03_02-25-16_000.jpg</text:p>
          </table:table-cell>
          <table:table-cell table:style-name="ce25" office:value-type="string">
            <text:p>:m :PHOTO 寝た時刻 / 2022 / オナニー、未了、duration=１時間ぐらい,other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 / オナニー、未了、duration=１時間ぐらい,other=~">
            <text:p>:m :PHOTO 寝た時刻 / 2022 / オナニー、未了、duration=１時間ぐらい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03_07-45-08_000.jpg</text:p>
          </table:table-cell>
          <table:table-cell table:style-name="ce25" office:value-type="string">
            <text:p>:m :PHOTO 起き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03_14-48-27_000.jpg</text:p>
          </table:table-cell>
          <table:table-cell table:style-name="ce34" office:value-type="string">
            <text:p><text:s/>:m 東和 PHOTO / 220225f / 雑司が谷駅 / 横浜南太田１丁目マンション / １名 / サイタ工業（住協建設） / 日誌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 :m 東和 PHOTO / 220225f / 雑司が谷駅 / 横浜南太田１丁目マンション / １名 / サイタ工業（住協建設） / 日誌">
            <text:p><text:s/>:m 東和 PHOTO / 220225f / 雑司が谷駅 / 横浜南太田１丁目マンション / １名 / サイタ工業（住協建設） / 日誌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03_15-40-24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指示書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 :m 東和 PHOTO / 220304f / 戸越銀座駅 / 文化堂様新築工事 / １名 / 環境装備（生和コーポレーション） / 指示書">
            <text:p><text:s/>:m 東和 PHOTO / 220304f / 戸越銀座駅 / 文化堂様新築工事 / １名 / 環境装備（生和コーポレーション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03_15-40-30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指示書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 :m 東和 PHOTO / 220304f / 戸越銀座駅 / 文化堂様新築工事 / １名 / 環境装備（生和コーポレーション） / 指示書">
            <text:p><text:s/>:m 東和 PHOTO / 220304f / 戸越銀座駅 / 文化堂様新築工事 / １名 / 環境装備（生和コーポレーション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03_15-40-34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指示書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 :m 東和 PHOTO / 220304f / 戸越銀座駅 / 文化堂様新築工事 / １名 / 環境装備（生和コーポレーション） / 指示書">
            <text:p><text:s/>:m 東和 PHOTO / 220304f / 戸越銀座駅 / 文化堂様新築工事 / １名 / 環境装備（生和コーポレーション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03_15-40-44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指示書：地図</text:p>
          </table:table-cell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string" office:string-value=" :m 東和 PHOTO / 220304f / 戸越銀座駅 / 文化堂様新築工事 / １名 / 環境装備（生和コーポレーション） / 指示書：地図">
            <text:p><text:s/>:m 東和 PHOTO / 220304f / 戸越銀座駅 / 文化堂様新築工事 / １名 / 環境装備（生和コーポレーション） / 指示書：地図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03_15-41-25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資料：天気</text:p>
          </table:table-cell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string" office:string-value=" :m 東和 PHOTO / 220304f / 戸越銀座駅 / 文化堂様新築工事 / １名 / 環境装備（生和コーポレーション） / 資料：天気">
            <text:p><text:s/>:m 東和 PHOTO / 220304f / 戸越銀座駅 / 文化堂様新築工事 / １名 / 環境装備（生和コーポレーション） / 資料：天気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3-03_15-46-54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資料：交通</text:p>
          </table:table-cell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string" office:string-value=" :m 東和 PHOTO / 220304f / 戸越銀座駅 / 文化堂様新築工事 / １名 / 環境装備（生和コーポレーション） / 資料：交通">
            <text:p><text:s/>:m 東和 PHOTO / 220304f / 戸越銀座駅 / 文化堂様新築工事 / １名 / 環境装備（生和コーポレーション） / 資料：交通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3-03_15-47-00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資料：交通</text:p>
          </table:table-cell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string" office:string-value=" :m 東和 PHOTO / 220304f / 戸越銀座駅 / 文化堂様新築工事 / １名 / 環境装備（生和コーポレーション） / 資料：交通">
            <text:p><text:s/>:m 東和 PHOTO / 220304f / 戸越銀座駅 / 文化堂様新築工事 / １名 / 環境装備（生和コーポレーション） / 資料：交通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3-03_15-54-55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資料：地図</text:p>
          </table:table-cell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string" office:string-value=" :m 東和 PHOTO / 220304f / 戸越銀座駅 / 文化堂様新築工事 / １名 / 環境装備（生和コーポレーション） / 資料：地図">
            <text:p><text:s/>:m 東和 PHOTO / 220304f / 戸越銀座駅 / 文化堂様新築工事 / １名 / 環境装備（生和コーポレーション） / 資料：地図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3-03_15-58-04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資料：地図：路上</text:p>
          </table:table-cell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string" office:string-value=" :m 東和 PHOTO / 220304f / 戸越銀座駅 / 文化堂様新築工事 / １名 / 環境装備（生和コーポレーション） / 資料：地図：路上">
            <text:p><text:s/>:m 東和 PHOTO / 220304f / 戸越銀座駅 / 文化堂様新築工事 / １名 / 環境装備（生和コーポレーション） / 資料：地図：路上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3-03_16-47-19_000.jpg</text:p>
          </table:table-cell>
          <table:table-cell table:style-name="ce34" office:value-type="string">
            <text:p>:m RES 1*1 / free# JVEMV6 68#_193:1 / 68. theoretical-physics(tp) / w=~,topics=arrangement-of-lines,other=memo+:直線がn本のときの、線分の本数,s=~,i=~,doc=r-11-1~1.2#4;#1~d-1</text:p>
          </table:table-cell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string" office:string-value=":m RES 1*1 / free# JVEMV6 68#_193:1 / 68. theoretical-physics(tp) / w=~,topics=arrangement-of-lines,other=memo+:直線がn本のときの、線分の本数,s=~,i=~,doc=r-11-1~1.2#4;#1~d-1">
            <text:p>:m RES 1*1 / free# JVEMV6 68#_193:1 / 68. theoretical-physics(tp) / w=~,topics=arrangement-of-lines,other=memo+:直線がn本のときの、線分の本数,s=~,i=~,doc=r-11-1~1.2#4;#1~d-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3-03_17-27-59_000.jpg</text:p>
          </table:table-cell>
          <table:table-cell table:style-name="ce34" office:value-type="string">
            <text:p>:m #*# RES / JVEMV6 64#140-7.5 / 『大坂一件大塩平八郎存書』 / w=故四海困窮～別而御隠居 / p.~ / topic=~,other=~</text:p>
          </table:table-cell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string" office:string-value=":m #*# RES / JVEMV6 64#140-7.5 / 『大坂一件大塩平八郎存書』 / w=故四海困窮～別而御隠居 / p.~ / topic=~,other=~">
            <text:p>:m #*# RES / JVEMV6 64#140-7.5 / 『大坂一件大塩平八郎存書』 / w=故四海困窮～別而御隠居 / p.~ / topic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3-03_19-01-14_000.jpg</text:p>
          </table:table-cell>
          <table:table-cell table:style-name="ce34" office:value-type="string">
            <text:p>:m :篠笛,shinobue #*# / session-memo / s.1:todays-melody,genr=~,for=~,key=~,tempo=~,R=~,i.f.=~,notes=4`-5↓`-4`-3`,Re+,other=~</text:p>
          </table:table-cell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string" office:string-value=":m :篠笛,shinobue #*# / session-memo / s.1:todays-melody,genr=~,for=~,key=~,tempo=~,R=~,i.f.=~,notes=4`-5↓`-4`-3`,Re+,other=~">
            <text:p>:m :篠笛,shinobue #*# / session-memo / s.1:todays-melody,genr=~,for=~,key=~,tempo=~,R=~,i.f.=~,notes=4`-5↓`-4`-3`,Re+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 office:value-type="string">
            <text:p>2022-03-03_20-52-48_000.jpg</text:p>
          </table:table-cell>
          <table:table-cell table:style-name="ce25" office:value-type="string">
            <text:p><text:s/>:m 食べた物 </text:p>
          </table:table-cell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string" office:string-value=" :m 食べた物 ">
            <text:p><text:s/>:m 食べた物 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 office:value-type="string">
            <text:p>2022-03-03_22-49-47_000.jpg</text:p>
          </table:table-cell>
          <table:table-cell table:style-name="ce25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string" office:string-value=":m :PHOTO 寝た時刻 / 2022">
            <text:p>:m :PHOTO 寝た時刻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8" office:value-type="string">
            <text:p>2022-03-04_02-20-39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string" office:string-value=":m :PHOTO 起きた時刻（夜中） / 2022">
            <text:p>:m :PHOTO 起きた時刻（夜中）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string">
            <text:p>2022-03-04_04-11-51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string" office:string-value=":m :PHOTO 起きた時刻 / 2022">
            <text:p>:m :PHOTO 起きた時刻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string">
            <text:p>2022-03-04_05-24-29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資料：地図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string" office:string-value=" :m 東和 PHOTO / 220304f / 戸越銀座駅 / 文化堂様新築工事 / １名 / 環境装備（生和コーポレーション） / 資料：地図">
            <text:p><text:s/>:m 東和 PHOTO / 220304f / 戸越銀座駅 / 文化堂様新築工事 / １名 / 環境装備（生和コーポレーション） / 資料：地図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string">
            <text:p>2022-03-04_05-32-09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出発時間：部屋を出る時間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string" office:string-value=" :m 東和 PHOTO / 220304f / 戸越銀座駅 / 文化堂様新築工事 / １名 / 環境装備（生和コーポレーション） / 出発時間：部屋を出る時間">
            <text:p><text:s/>:m 東和 PHOTO / 220304f / 戸越銀座駅 / 文化堂様新築工事 / １名 / 環境装備（生和コーポレーション） / 出発時間：部屋を出る時間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04_05-32-15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出発時間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string" office:string-value=" :m 東和 PHOTO / 220304f / 戸越銀座駅 / 文化堂様新築工事 / １名 / 環境装備（生和コーポレーション） / 出発時間">
            <text:p><text:s/>:m 東和 PHOTO / 220304f / 戸越銀座駅 / 文化堂様新築工事 / １名 / 環境装備（生和コーポレーション） / 出発時間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8" office:value-type="string">
            <text:p>2022-03-04_06-30-11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string">
            <text:p>2022-03-04_06-30-24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office:value-type="string">
            <text:p>2022-03-04_06-30-32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8" office:value-type="string">
            <text:p>2022-03-04_06-30-45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8" office:value-type="string">
            <text:p>2022-03-04_07-27-08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string">
            <text:p>2022-03-04_07-27-10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8" office:value-type="string">
            <text:p>2022-03-04_07-27-13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3-04_07-27-19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8" office:value-type="string">
            <text:p>2022-03-04_07-27-22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3-04_07-27-29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8" office:value-type="string">
            <text:p>2022-03-04_07-27-34_000.jpg</text:p>
          </table:table-cell>
          <table:table-cell table:style-name="ce34" office:value-type="string">
            <text:p><text:s/>:m 東和 PHOTO / 220304f / 戸越銀座駅 / 文化堂様新築工事 / １名 / 環境装備（生和コーポレーション） / 現場状況</text:p>
          </table:table-cell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string" office:string-value=" :m 東和 PHOTO / 220304f / 戸越銀座駅 / 文化堂様新築工事 / １名 / 環境装備（生和コーポレーション） / 現場状況">
            <text:p><text:s/>:m 東和 PHOTO / 220304f / 戸越銀座駅 / 文化堂様新築工事 / １名 / 環境装備（生和コーポレーション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8" office:value-type="string">
            <text:p>2022-03-04_07-28-20_000.jpg</text:p>
          </table:table-cell>
          <table:table-cell table:style-name="ce25" office:value-type="string">
            <text:p>-*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string" office:string-value="-*">
            <text:p>-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8" office:value-type="string">
            <text:p>2022-03-04_17-02-30_000.jpg</text:p>
          </table:table-cell>
          <table:table-cell table:style-name="ce25" office:value-type="string">
            <text:p><text:s/>:m 東和 PHOTO / 220304f / 戸越銀座駅 / 文化堂様新築工事 / １名 / 環境装備（生和コーポレーション） / 帰宅時刻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string" office:string-value=" :m 東和 PHOTO / 220304f / 戸越銀座駅 / 文化堂様新築工事 / １名 / 環境装備（生和コーポレーション） / 帰宅時刻">
            <text:p><text:s/>:m 東和 PHOTO / 220304f / 戸越銀座駅 / 文化堂様新築工事 / １名 / 環境装備（生和コーポレーション） / 帰宅時刻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string">
            <text:p>2022-03-04_19-04-42_000.jpg</text:p>
          </table:table-cell>
          <table:table-cell table:style-name="ce34" office:value-type="string">
            <text:p>:m :i 1*1 / visual arts / topic=パターン,content=模様を作るための、アトム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string" office:string-value=":m :i 1*1 / visual arts / topic=パターン,content=模様を作るための、アトム,other=~">
            <text:p>:m :i 1*1 / visual arts / topic=パターン,content=模様を作るための、アトム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8" office:value-type="string">
            <text:p>2022-03-04_19-04-56_000.jpg</text:p>
          </table:table-cell>
          <table:table-cell table:style-name="ce34" office:value-type="string">
            <text:p>:m :篠笛,shinobue #*# / session-memo / s.1:todays-melody,genr=~,for=~,key=~,tempo=~,R=~,i.f.=~,notes=6`-7`-6`-7`-6`-7`-7h`,Re+,other=~</text:p>
          </table:table-cell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string" office:string-value=":m :篠笛,shinobue #*# / session-memo / s.1:todays-melody,genr=~,for=~,key=~,tempo=~,R=~,i.f.=~,notes=6`-7`-6`-7`-6`-7`-7h`,Re+,other=~">
            <text:p>:m :篠笛,shinobue #*# / session-memo / s.1:todays-melody,genr=~,for=~,key=~,tempo=~,R=~,i.f.=~,notes=6`-7`-6`-7`-6`-7`-7h`,Re+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5">2022/03/05</text:date>, <text:time>09:38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05T09:38:07.93</dc:date>
    <dc:creator>iwabuchi ken</dc:creator>
    <meta:editing-duration>P43DT18H11M40S</meta:editing-duration>
    <meta:editing-cycles>14684</meta:editing-cycles>
    <meta:document-statistic meta:table-count="2" meta:cell-count="551" meta:object-count="0"/>
    <meta:user-defined meta:name="qrichtext">1</meta:user-defined>
  </office:meta>
</office:document-meta>
</file>